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0000000DFEBF887B53EE05B66.png" manifest:media-type="image/png"/>
  <manifest:file-entry manifest:full-path="Pictures/100002010000014100000148D22E2789A5460A47.png" manifest:media-type="image/png"/>
  <manifest:file-entry manifest:full-path="Pictures/1000185800000B7900000B7926A485A37AA73191.svg" manifest:media-type="image/svg+xml"/>
  <manifest:file-entry manifest:full-path="Pictures/100002010000006F0000006F43CAF4CFA6EE1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62cm"/>
      <style:paragraph-properties style:writing-mode="lr-tb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0.084cm" fo:min-width="0.126cm"/>
    </style:style>
    <style:style style:name="gr10" style:family="graphic" style:parent-style-name="standard">
      <style:graphic-properties draw:stroke="solid" draw:fill="none" draw:textarea-horizontal-align="justify" draw:textarea-vertical-align="middle" draw:auto-grow-height="false" fo:min-height="3.25cm" fo:min-width="17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solid" draw:fill-color="#dee6ef" draw:textarea-horizontal-align="justify" draw:textarea-vertical-align="middle" draw:auto-grow-height="false" fo:min-height="1cm" fo:min-width="17cm"/>
    </style:style>
    <style:style style:name="gr13" style:family="graphic" style:parent-style-name="standard">
      <style:graphic-properties draw:stroke="none" draw:fill-color="#b3cac7" draw:textarea-horizontal-align="justify" draw:textarea-vertical-align="middle" draw:auto-grow-height="false" fo:min-height="0.428cm" fo:min-width="1.678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7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28" style:family="graphic" style:parent-style-name="standard">
      <style:graphic-properties draw:stroke="none" draw:fill-color="#3465a4" draw:textarea-horizontal-align="justify" draw:textarea-vertical-align="middle" draw:auto-grow-height="false" fo:min-height="27.45cm" fo:min-width="8cm"/>
    </style:style>
    <style:style style:name="gr29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30" style:family="graphic" style:parent-style-name="standard">
      <style:graphic-properties draw:stroke="none" draw:textarea-horizontal-align="justify" draw:textarea-vertical-align="middle" draw:auto-grow-height="false" fo:min-height="0cm" fo:min-width="0.375cm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5983b0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5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6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7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8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3465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7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8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rial" fo:font-size="14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14pt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6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79cm" svg:x2="19.4cm" svg:y2="1.579cm">
            <text:p/>
          </draw:line>
          <draw:line draw:style-name="gr2" draw:text-style-name="P2" draw:layer="layout" svg:x1="18.69cm" svg:y1="1.865cm" svg:x2="19.4cm" svg:y2="1.865cm">
            <text:p/>
          </draw:line>
          <draw:line draw:style-name="gr2" draw:text-style-name="P2" draw:layer="layout" svg:x1="18.69cm" svg:y1="2.122cm" svg:x2="19.4cm" svg:y2="2.122cm">
            <text:p/>
          </draw:line>
        </draw:g>
        <draw:frame draw:style-name="gr3" draw:text-style-name="P3" draw:layer="layout" svg:width="7.3cm" svg:height="1.312cm" svg:x="2.7cm" svg:y="1.163cm">
          <draw:text-box>
            <text:p><text:span text:style-name="T1">Standard Bank ITSM</text:span></text:p>
          </draw:text-box>
        </draw:frame>
        <draw:custom-shape draw:style-name="gr4" draw:text-style-name="P5" draw:layer="layout" svg:width="17.5cm" svg:height="1cm" svg:x="1.75cm" svg:y="5.75cm">
          <text:p text:style-name="P4"><text:span text:style-name="T2">2021-05-20 &gt; Chang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139cm" svg:height="1.323cm" svg:x="1.25cm" svg:y="1.177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6" draw:text-style-name="P6" draw:layer="layout" svg:width="1.4cm" svg:height="1.431cm" svg:x="16.85cm" svg:y="1.135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7" draw:text-style-name="P3" draw:layer="layout" svg:width="7.991cm" svg:height="0.988cm" svg:x="1.759cm" svg:y="3.512cm">
          <draw:text-box>
            <text:p><text:span text:style-name="T3">Approval Central</text:span></text:p>
          </draw:text-box>
        </draw:frame>
        <draw:frame draw:style-name="gr8" draw:text-style-name="P7" draw:layer="layout" svg:width="1.662cm" svg:height="0.725cm" svg:x="9.588cm" svg:y="1.525cm">
          <draw:text-box>
            <text:p><text:span text:style-name="T4">v0.1.0</text:span></text:p>
          </draw:text-box>
        </draw:frame>
        <draw:custom-shape draw:style-name="gr9" draw:text-style-name="P8" draw:layer="layout" svg:width="1.25cm" svg:height="1cm" svg:x="18cm" svg:y="5.75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7.5cm" svg:height="3.5cm" svg:x="1.7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7.5cm" svg:height="1cm" svg:x="1.75cm" svg:y="10.55cm">
          <text:p text:style-name="P9"><text:span text:style-name="T5">2021-05-19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0.5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1.8cm">
          <text:p text:style-name="P4"><text:span text:style-name="T2">2021-05-19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1.8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3.05cm">
          <text:p text:style-name="P9"><text:span text:style-name="T5">2021-05-17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3.0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4.3cm">
          <text:p text:style-name="P9"><text:span text:style-name="T5">2021-04-28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4.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5.55cm">
          <text:p text:style-name="P9"><text:span text:style-name="T5">2021-04-27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5.5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3cm" svg:height="0.75cm" svg:x="2cm" svg:y="7cm">
          <draw:text-box>
            <text:p><text:span text:style-name="T6">Requester:</text:span></text:p>
          </draw:text-box>
        </draw:frame>
        <draw:frame draw:style-name="gr11" draw:text-style-name="P10" draw:layer="layout" svg:width="9.25cm" svg:height="0.75cm" svg:x="5cm" svg:y="7cm">
          <draw:text-box>
            <text:p><text:span text:style-name="T6">john.smith@standardbank.co.za</text:span></text:p>
          </draw:text-box>
        </draw:frame>
        <draw:frame draw:style-name="gr11" draw:text-style-name="P10" draw:layer="layout" svg:width="3cm" svg:height="0.75cm" svg:x="2cm" svg:y="7.75cm">
          <draw:text-box>
            <text:p><text:span text:style-name="T6">Summary:</text:span></text:p>
          </draw:text-box>
        </draw:frame>
        <draw:frame draw:style-name="gr11" draw:text-style-name="P10" draw:layer="layout" svg:width="7.25cm" svg:height="0.75cm" svg:x="5cm" svg:y="7.75cm">
          <draw:text-box>
            <text:p><text:span text:style-name="T6">CRQ000000156623 </text:span></text:p>
          </draw:text-box>
        </draw:frame>
        <draw:custom-shape draw:style-name="gr12" draw:text-style-name="P11" draw:layer="layout" svg:width="17.5cm" svg:height="1.25cm" svg:x="1.7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5cm" svg:height="0.75cm" svg:x="14.25cm" svg:y="9.25cm">
          <text:p text:style-name="P12"><text:span text:style-name="T4">Ap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25cm" svg:height="0.75cm" svg:x="16.75cm" svg:y="9.25cm">
          <text:p text:style-name="P12"><text:span text:style-name="T4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8cm" svg:x2="19.4cm" svg:y2="1.58cm">
            <text:p/>
          </draw:line>
          <draw:line draw:style-name="gr2" draw:text-style-name="P2" draw:layer="layout" svg:x1="18.69cm" svg:y1="1.866cm" svg:x2="19.4cm" svg:y2="1.866cm">
            <text:p/>
          </draw:line>
          <draw:line draw:style-name="gr2" draw:text-style-name="P2" draw:layer="layout" svg:x1="18.69cm" svg:y1="2.123cm" svg:x2="19.4cm" svg:y2="2.123cm">
            <text:p/>
          </draw:line>
        </draw:g>
        <draw:frame draw:style-name="gr3" draw:text-style-name="P3" draw:layer="layout" svg:width="7.3cm" svg:height="1.312cm" svg:x="2.7cm" svg:y="1.164cm">
          <draw:text-box>
            <text:p><text:span text:style-name="T1">Standard Bank ITSM</text:span></text:p>
          </draw:text-box>
        </draw:frame>
        <draw:custom-shape draw:style-name="gr4" draw:text-style-name="P5" draw:layer="layout" svg:width="17.5cm" svg:height="1cm" svg:x="1.75cm" svg:y="5.751cm">
          <text:p text:style-name="P4"><text:span text:style-name="T2">2021-05-20 &gt; Chang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1.1cm" svg:x="1cm" svg:y="27.60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139cm" svg:height="1.323cm" svg:x="1.25cm" svg:y="1.178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6" draw:text-style-name="P6" draw:layer="layout" svg:width="1.4cm" svg:height="1.431cm" svg:x="16.85cm" svg:y="1.136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7" draw:text-style-name="P3" draw:layer="layout" svg:width="7.991cm" svg:height="0.988cm" svg:x="1.759cm" svg:y="3.513cm">
          <draw:text-box>
            <text:p><text:span text:style-name="T3">Approval Central</text:span></text:p>
          </draw:text-box>
        </draw:frame>
        <draw:frame draw:style-name="gr8" draw:text-style-name="P7" draw:layer="layout" svg:width="1.662cm" svg:height="0.725cm" svg:x="9.588cm" svg:y="1.526cm">
          <draw:text-box>
            <text:p><text:span text:style-name="T4">v0.1.0</text:span></text:p>
          </draw:text-box>
        </draw:frame>
        <draw:custom-shape draw:style-name="gr9" draw:text-style-name="P8" draw:layer="layout" svg:width="1.25cm" svg:height="1cm" svg:x="18cm" svg:y="5.75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7.5cm" svg:height="3.5cm" svg:x="1.75cm" svg:y="6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7.5cm" svg:height="1cm" svg:x="1.75cm" svg:y="10.551cm">
          <text:p text:style-name="P9"><text:span text:style-name="T5">2021-05-19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0.55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1.801cm">
          <text:p text:style-name="P4"><text:span text:style-name="T2">2021-05-19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1.80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4" draw:layer="layout" svg:width="17.5cm" svg:height="1cm" svg:x="1.75cm" svg:y="13.051cm">
          <text:p text:style-name="P9"><text:span text:style-name="T5">2021-05-17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3.05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4" draw:layer="layout" svg:width="17.5cm" svg:height="1cm" svg:x="1.75cm" svg:y="14.301cm">
          <text:p text:style-name="P9"><text:span text:style-name="T5">2021-04-28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4.30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17.5cm" svg:height="1cm" svg:x="1.75cm" svg:y="15.551cm">
          <text:p text:style-name="P9"><text:span text:style-name="T5">2021-04-27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5.55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3cm" svg:height="0.75cm" svg:x="2cm" svg:y="7.001cm">
          <draw:text-box>
            <text:p><text:span text:style-name="T6">Requester:</text:span></text:p>
          </draw:text-box>
        </draw:frame>
        <draw:frame draw:style-name="gr11" draw:text-style-name="P10" draw:layer="layout" svg:width="9.25cm" svg:height="0.75cm" svg:x="5cm" svg:y="7.001cm">
          <draw:text-box>
            <text:p><text:span text:style-name="T6">john.smith@standardbank.co.za</text:span></text:p>
          </draw:text-box>
        </draw:frame>
        <draw:frame draw:style-name="gr11" draw:text-style-name="P10" draw:layer="layout" svg:width="3cm" svg:height="0.75cm" svg:x="2cm" svg:y="7.751cm">
          <draw:text-box>
            <text:p><text:span text:style-name="T6">Summary:</text:span></text:p>
          </draw:text-box>
        </draw:frame>
        <draw:frame draw:style-name="gr11" draw:text-style-name="P10" draw:layer="layout" svg:width="7.25cm" svg:height="0.75cm" svg:x="5cm" svg:y="7.751cm">
          <draw:text-box>
            <text:p><text:span text:style-name="T6">CRQ000000156623 </text:span></text:p>
          </draw:text-box>
        </draw:frame>
        <draw:custom-shape draw:style-name="gr12" draw:text-style-name="P11" draw:layer="layout" svg:width="17.5cm" svg:height="1.25cm" svg:x="1.75cm" svg:y="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5cm" svg:height="0.75cm" svg:x="14.25cm" svg:y="9.251cm">
          <text:p text:style-name="P12"><text:span text:style-name="T4">Ap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25cm" svg:height="0.75cm" svg:x="16.75cm" svg:y="9.251cm">
          <text:p text:style-name="P12"><text:span text:style-name="T4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11.99cm" svg:y1="1.579cm" svg:x2="12.7cm" svg:y2="1.579cm">
            <text:p/>
          </draw:line>
          <draw:line draw:style-name="gr2" draw:text-style-name="P2" draw:layer="layout" svg:x1="11.99cm" svg:y1="1.865cm" svg:x2="12.7cm" svg:y2="1.865cm">
            <text:p/>
          </draw:line>
          <draw:line draw:style-name="gr2" draw:text-style-name="P2" draw:layer="layout" svg:x1="11.99cm" svg:y1="2.122cm" svg:x2="12.7cm" svg:y2="2.122cm">
            <text:p/>
          </draw:line>
        </draw:g>
        <draw:frame draw:style-name="gr18" draw:text-style-name="P3" draw:layer="layout" svg:width="6cm" svg:height="1.825cm" svg:x="13.2cm" svg:y="0.938cm">
          <draw:text-box>
            <text:p><text:span text:style-name="T1">BookMARKER</text:span></text:p>
          </draw:text-box>
        </draw:frame>
        <draw:custom-shape draw:style-name="gr19" draw:text-style-name="P16" draw:layer="layout" svg:width="4.1cm" svg:height="1.1cm" svg:x="11.5cm" svg:y="4.5cm">
          <text:p text:style-name="P15"><text:span text:style-name="T7">Favourit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cm" svg:height="1.1cm" svg:x="11.5cm" svg:y="5.6cm">
          <text:p text:style-name="P15"><text:span text:style-name="T7">Popul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cm" svg:height="1.1cm" svg:x="11.5cm" svg:y="6.7cm">
          <text:p text:style-name="P15"><text:span text:style-name="T7">Off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1cm" svg:height="1.1cm" svg:x="11.5cm" svg:y="7.8cm">
          <text:p text:style-name="P15"><text:span text:style-name="T7">Develop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.1cm" svg:height="0.5cm" draw:transform="rotate (1.5699236621689) translate (15.0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9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.45cm" svg:height="0.725cm" svg:x="18.55cm" svg:y="27.789cm">
          <draw:text-box>
            <text:p><text:span text:style-name="T4">2.1.0</text:span></text:p>
          </draw:text-box>
        </draw:frame>
        <draw:custom-shape draw:style-name="gr24" draw:text-style-name="P21" draw:layer="layout" svg:width="4.1cm" svg:height="1.1cm" svg:x="11.5cm" svg:y="3.4cm">
          <text:p text:style-name="P15"><text:span text:style-name="T7">Search</text:span></text:p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0.826cm" svg:height="0.826cm" svg:x="14.6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g>
          <draw:line draw:style-name="gr2" draw:text-style-name="P2" draw:layer="layout" svg:x1="18.699cm" svg:y1="1.58cm" svg:x2="19.409cm" svg:y2="1.58cm">
            <text:p/>
          </draw:line>
          <draw:line draw:style-name="gr2" draw:text-style-name="P2" draw:layer="layout" svg:x1="18.699cm" svg:y1="1.866cm" svg:x2="19.409cm" svg:y2="1.866cm">
            <text:p/>
          </draw:line>
          <draw:line draw:style-name="gr2" draw:text-style-name="P2" draw:layer="layout" svg:x1="18.699cm" svg:y1="2.123cm" svg:x2="19.409cm" svg:y2="2.123cm">
            <text:p/>
          </draw:line>
        </draw:g>
        <draw:g>
          <draw:custom-shape draw:style-name="gr25" draw:text-style-name="P23" draw:layer="layout" svg:width="1.1cm" svg:height="1.1cm" svg:x="17.009cm" svg:y="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4" draw:layer="layout" svg:width="0.875cm" svg:height="0.962cm" svg:x="17.122cm" svg:y="1.364cm">
            <draw:text-box>
              <text:p>+</text:p>
            </draw:text-box>
          </draw:frame>
        </draw:g>
        <draw:custom-shape draw:style-name="gr27" draw:text-style-name="P25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8.5cm" svg:height="27.7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8.5cm" svg:height="1.5cm" svg:x="11.5cm" svg:y="2.746cm">
          <text:p text:style-name="P27"><text:span text:style-name="T3">Approval Central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8.5cm" svg:height="1.5cm" svg:x="11.5cm" svg:y="4.346cm">
          <text:p text:style-name="P27"><text:span text:style-name="T3">Incident Management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8.5cm" svg:height="1.5cm" svg:x="11.5cm" svg:y="5.946cm">
          <text:p text:style-name="P27"><text:span text:style-name="T3">My Asse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.75cm" svg:height="0.75cm" draw:transform="rotate (1.5707963267949) translate (11.5cm 2.7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React Architecture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5-27T14:21:03.694000000</dc:date>
    <dc:creator>Gavin Dalton</dc:creator>
    <meta:editing-duration>PT13H42M34S</meta:editing-duration>
    <meta:editing-cycles>69</meta:editing-cycles>
    <meta:document-statistic meta:object-count="93"/>
  </office:meta>
</office:document-meta>
</file>